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2fd95" officeooo:paragraph-rsid="0001657e" style:font-size-asian="16pt" style:font-size-complex="16pt"/>
    </style:style>
    <style:style style:name="P2" style:family="paragraph" style:parent-style-name="Heading_20_3">
      <style:text-properties officeooo:paragraph-rsid="00058c1e"/>
    </style:style>
    <style:style style:name="P3" style:family="paragraph" style:parent-style-name="Text_20_body">
      <style:text-properties officeooo:paragraph-rsid="00058c1e"/>
    </style:style>
    <style:style style:name="P4" style:family="paragraph" style:parent-style-name="Standard">
      <style:text-properties officeooo:rsid="0001657e" officeooo:paragraph-rsid="0001657e"/>
    </style:style>
    <style:style style:name="P5" style:family="paragraph" style:parent-style-name="Standard">
      <style:text-properties fo:font-size="20pt" officeooo:rsid="0001657e" officeooo:paragraph-rsid="0001657e" style:font-size-asian="20pt" style:font-size-complex="20pt"/>
    </style:style>
    <style:style style:name="P6" style:family="paragraph" style:parent-style-name="Standard">
      <style:text-properties fo:font-size="20pt" officeooo:rsid="0001657e" officeooo:paragraph-rsid="0001657e" style:font-size-asian="17.5pt" style:font-size-complex="20pt"/>
    </style:style>
    <style:style style:name="P7" style:family="paragraph" style:parent-style-name="Text_20_body">
      <style:text-properties officeooo:paragraph-rsid="000984b9"/>
    </style:style>
    <style:style style:name="P8" style:family="paragraph" style:parent-style-name="Heading_20_3">
      <style:text-properties officeooo:paragraph-rsid="000a5989"/>
    </style:style>
    <style:style style:name="P9" style:family="paragraph" style:parent-style-name="Text_20_body">
      <style:text-properties officeooo:paragraph-rsid="000a5989"/>
    </style:style>
    <style:style style:name="P10" style:family="paragraph" style:parent-style-name="Heading_20_3">
      <style:text-properties style:text-underline-style="solid" style:text-underline-width="auto" style:text-underline-color="font-color"/>
    </style:style>
    <style:style style:name="P11" style:family="paragraph" style:parent-style-name="Heading_20_3">
      <style:text-properties officeooo:paragraph-rsid="000bbdb3"/>
    </style:style>
    <style:style style:name="P12" style:family="paragraph" style:parent-style-name="Heading_20_3">
      <style:text-properties fo:font-size="14pt" style:font-size-asian="14pt" style:font-size-complex="14pt"/>
    </style:style>
    <style:style style:name="P13" style:family="paragraph" style:parent-style-name="Heading_20_3">
      <style:text-properties officeooo:paragraph-rsid="000a5989"/>
    </style:style>
    <style:style style:name="P14" style:family="paragraph" style:parent-style-name="Heading_20_4">
      <style:text-properties fo:font-size="16pt" officeooo:rsid="0002fd95" officeooo:paragraph-rsid="0001657e" style:font-size-asian="16pt" style:font-size-complex="16pt"/>
    </style:style>
    <style:style style:name="P15" style:family="paragraph" style:parent-style-name="Heading_20_4">
      <style:text-properties style:font-name="Liberation Serif"/>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text-properties officeooo:paragraph-rsid="000a5989"/>
    </style:style>
    <style:style style:name="P21" style:family="paragraph" style:parent-style-name="Text_20_body">
      <style:text-properties officeooo:paragraph-rsid="000bbdb3"/>
    </style:style>
    <style:style style:name="P22" style:family="paragraph" style:parent-style-name="Text_20_body">
      <style:text-properties fo:font-size="12pt" style:font-size-asian="12pt" style:font-size-complex="12pt"/>
    </style:style>
    <style:style style:name="P23" style:family="paragraph" style:parent-style-name="Text_20_body" style:list-style-name="L6">
      <style:text-properties fo:font-size="12pt" style:font-size-asian="12pt" style:font-size-complex="12pt"/>
    </style:style>
    <style:style style:name="P24" style:family="paragraph" style:parent-style-name="Text_20_body" style:list-style-name="L2">
      <style:text-properties fo:font-size="12pt" style:font-size-asian="12pt" style:font-size-complex="12pt"/>
    </style:style>
    <style:style style:name="P25" style:family="paragraph" style:parent-style-name="Text_20_body">
      <style:text-properties style:font-name="Liberation Serif" fo:font-size="12pt" style:font-size-asian="12pt" style:font-size-complex="12pt"/>
    </style:style>
    <style:style style:name="P26" style:family="paragraph" style:parent-style-name="Text_20_body">
      <style:text-properties officeooo:paragraph-rsid="000984b9"/>
    </style:style>
    <style:style style:name="P27" style:family="paragraph" style:parent-style-name="Text_20_body">
      <style:text-properties officeooo:paragraph-rsid="00058c1e"/>
    </style:style>
    <style:style style:name="P28" style:family="paragraph" style:parent-style-name="Text_20_body" style:list-style-name="L8"/>
    <style:style style:name="P29" style:family="paragraph" style:parent-style-name="Text_20_body" style:list-style-name="L7">
      <style:text-properties style:font-name="Liberation Serif"/>
    </style:style>
    <style:style style:name="P30" style:family="paragraph" style:parent-style-name="Text_20_body">
      <style:text-properties style:font-name="Liberation Serif"/>
    </style:style>
    <style:style style:name="T1" style:family="text">
      <style:text-properties fo:font-size="20pt" style:font-size-asian="17.5pt" style:font-size-complex="20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7pt" style:font-size-asian="17pt" style:font-size-complex="17pt"/>
    </style:style>
    <style:style style:name="T4" style:family="text">
      <style:text-properties fo:font-size="17pt" officeooo:rsid="00058c1e" style:font-size-asian="17pt" style:font-size-complex="17pt"/>
    </style:style>
    <style:style style:name="T5" style:family="text">
      <style:text-properties fo:font-size="14pt" fo:font-weight="normal" officeooo:rsid="000984b9" style:font-size-asian="12.25pt" style:font-weight-asian="normal" style:font-size-complex="14pt" style:font-weight-complex="normal"/>
    </style:style>
    <style:style style:name="T6" style:family="text">
      <style:text-properties fo:font-size="14pt" fo:font-weight="normal" officeooo:rsid="000a5989" style:font-size-asian="14pt" style:font-weight-asian="normal" style:font-size-complex="14pt" style:font-weight-complex="normal"/>
    </style:style>
    <style:style style:name="T7" style:family="text">
      <style:text-properties fo:font-size="14pt" style:text-underline-style="none" fo:font-weight="normal" officeooo:rsid="000bbdb3" style:font-size-asian="12.25pt" style:font-weight-asian="normal" style:font-size-complex="14pt" style:font-weight-complex="normal"/>
    </style:style>
    <style:style style:name="T8" style:family="text">
      <style:text-properties fo:font-size="14pt" style:text-underline-style="none" fo:font-weight="bold" officeooo:rsid="000bbdb3" style:font-size-asian="12.25pt" style:font-weight-asian="bold" style:font-size-complex="14pt" style:font-weight-complex="bold"/>
    </style:style>
    <style:style style:name="T9" style:family="text">
      <style:text-properties fo:font-size="14pt" style:text-underline-style="none" fo:font-weight="bold" officeooo:rsid="000bbdb3" style:font-size-asian="14pt" style:font-weight-asian="bold" style:font-size-complex="14pt" style:font-weight-complex="bold"/>
    </style:style>
    <style:style style:name="T10" style:family="text">
      <style:text-properties fo:font-size="14pt" fo:font-style="normal" style:text-underline-style="none" fo:font-weight="normal" officeooo:rsid="000bbdb3" style:font-size-asian="14pt" style:font-style-asian="normal" style:font-weight-asian="normal" style:font-size-complex="14pt" style:font-style-complex="normal" style:font-weight-complex="normal"/>
    </style:style>
    <style:style style:name="T11" style:family="text">
      <style:text-properties fo:font-size="16pt" style:font-size-asian="16pt" style:font-size-complex="16pt"/>
    </style:style>
    <style:style style:name="T12" style:family="text">
      <style:text-properties fo:font-size="16pt" officeooo:rsid="00058c1e" style:font-size-asian="16pt" style:font-size-complex="16pt"/>
    </style:style>
    <style:style style:name="T13" style:family="text">
      <style:text-properties fo:font-size="16pt" officeooo:rsid="000984b9" style:font-size-asian="16pt" style:font-size-complex="16pt"/>
    </style:style>
    <style:style style:name="T14" style:family="text">
      <style:text-properties fo:font-size="16pt" officeooo:rsid="000a5989" style:font-size-asian="16pt" style:font-size-complex="16pt"/>
    </style:style>
    <style:style style:name="T15" style:family="text">
      <style:text-properties fo:font-size="16pt" officeooo:rsid="000bbdb3" style:font-size-asian="16pt" style:font-size-complex="16pt"/>
    </style:style>
    <style:style style:name="T16" style:family="text">
      <style:text-properties fo:font-size="16pt" fo:font-weight="normal" officeooo:rsid="00058c1e" style:font-size-asian="16pt" style:font-weight-asian="normal" style:font-size-complex="16pt" style:font-weight-complex="normal"/>
    </style:style>
    <style:style style:name="T17" style:family="text">
      <style:text-properties fo:font-size="16pt" fo:font-weight="normal" officeooo:rsid="00058c1e" style:font-size-asian="14pt" style:font-weight-asian="normal" style:font-size-complex="16pt" style:font-weight-complex="normal"/>
    </style:style>
    <style:style style:name="T18" style:family="text">
      <style:text-properties fo:font-size="16pt" style:text-underline-style="solid" style:text-underline-width="auto" style:text-underline-color="font-color" officeooo:rsid="000a5989" style:font-size-asian="16pt" style:font-size-complex="16pt"/>
    </style:style>
    <style:style style:name="T19" style:family="text">
      <style:text-properties fo:font-size="16pt" style:text-underline-style="solid" style:text-underline-width="auto" style:text-underline-color="font-color" officeooo:rsid="000bbdb3" style:font-size-asian="16pt" style:font-size-complex="16pt"/>
    </style:style>
    <style:style style:name="T20" style:family="text">
      <style:text-properties fo:font-size="16pt" style:text-underline-style="none" officeooo:rsid="000a5989" style:font-size-asian="16pt" style:font-size-complex="16pt"/>
    </style:style>
    <style:style style:name="T21" style:family="text">
      <style:text-properties fo:font-size="16pt" style:text-underline-style="none" officeooo:rsid="000bbdb3" style:font-size-asian="16pt" style:font-size-complex="16pt"/>
    </style:style>
    <style:style style:name="T22" style:family="text">
      <style:text-properties style:text-underline-style="none"/>
    </style:style>
    <style:style style:name="T23" style:family="text">
      <style:text-properties style:text-underline-style="none" fo:font-weight="normal" officeooo:rsid="000bbdb3" style:font-weight-asian="normal" style:font-weight-complex="normal"/>
    </style:style>
    <style:style style:name="T24" style:family="text">
      <style:text-properties style:text-underline-style="none" fo:font-weight="bold" officeooo:rsid="000bbdb3" style:font-weight-asian="bold" style:font-weight-complex="bold"/>
    </style:style>
    <style:style style:name="T25" style:family="text">
      <style:text-properties style:text-underline-style="none" officeooo:rsid="000bbdb3"/>
    </style:style>
    <style:style style:name="T26" style:family="text">
      <style:text-properties fo:font-size="25pt" style:font-size-asian="25pt" style:font-size-complex="25pt"/>
    </style:style>
    <style:style style:name="T27" style:family="text">
      <style:text-properties fo:font-size="25pt" officeooo:rsid="000a5989" style:font-size-asian="25pt" style:font-size-complex="25pt"/>
    </style:style>
    <style:style style:name="T28" style:family="text">
      <style:text-properties fo:font-size="25pt" style:text-underline-style="solid" style:text-underline-width="auto" style:text-underline-color="font-color" fo:font-weight="bold" style:font-size-asian="25pt" style:font-weight-asian="bold" style:font-size-complex="25pt" style:font-weight-complex="bold"/>
    </style:style>
    <style:style style:name="T29" style:family="text">
      <style:text-properties fo:font-size="25pt" style:text-underline-style="solid" style:text-underline-width="auto" style:text-underline-color="font-color" fo:font-weight="bold" officeooo:rsid="000a5989" style:font-size-asian="25pt" style:font-weight-asian="bold" style:font-size-complex="25pt" style:font-weight-complex="bold"/>
    </style:style>
    <style:style style:name="T30" style:family="text">
      <style:text-properties fo:font-size="25pt" style:text-underline-style="solid" style:text-underline-width="auto" style:text-underline-color="font-color" officeooo:rsid="000a5989" style:font-size-asian="25pt" style:font-size-complex="25pt"/>
    </style:style>
    <style:style style:name="T31" style:family="text">
      <style:text-properties style:font-name="Liberation Serif" fo:font-size="16pt" officeooo:rsid="00058c1e" style:font-size-asian="16pt" style:font-size-complex="16pt"/>
    </style:style>
    <style:style style:name="T32" style:family="text">
      <style:text-properties style:font-name="Liberation Serif" fo:font-size="12pt" style:font-size-asian="12pt" style:font-size-complex="12pt"/>
    </style:style>
    <style:style style:name="T33" style:family="text">
      <style:text-properties officeooo:rsid="000984b9"/>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size="12pt" style:font-size-asian="12pt" style:font-size-complex="12pt"/>
    </style:style>
    <style:style style:name="T37" style:family="text">
      <style:text-properties fo:font-size="12pt" officeooo:rsid="000bbdb3" style:font-size-asian="12pt" style:font-size-complex="12pt"/>
    </style:style>
    <style:style style:name="T38" style:family="text">
      <style:text-properties fo:font-size="12pt" officeooo:rsid="00058c1e" style:font-size-asian="12pt" style:font-size-complex="12pt"/>
    </style:style>
    <style:style style:name="T39" style:family="text">
      <style:text-properties fo:font-size="12pt" style:text-underline-style="none" fo:font-weight="normal" officeooo:rsid="000bbdb3" style:font-size-asian="12pt" style:font-weight-asian="normal" style:font-size-complex="12pt" style:font-weight-complex="normal"/>
    </style:style>
    <style:style style:name="T40" style:family="text">
      <style:text-properties fo:font-size="12pt" style:text-underline-style="none" fo:font-weight="normal" officeooo:rsid="000b5104" style:font-size-asian="12pt" style:font-weight-asian="normal" style:font-size-complex="12pt" style:font-weight-complex="normal"/>
    </style:style>
    <style:style style:name="T41" style:family="text">
      <style:text-properties fo:font-size="12pt" style:text-underline-style="none" fo:font-weight="normal" officeooo:rsid="000a5989" style:font-size-asian="12pt" style:font-weight-asian="normal" style:font-size-complex="12pt" style:font-weight-complex="normal"/>
    </style:style>
    <style:style style:name="T42" style:family="text">
      <style:text-properties fo:font-size="12pt" style:text-underline-style="none" fo:font-weight="normal" officeooo:rsid="000bbdb3" style:font-size-asian="10.5pt" style:font-weight-asian="normal" style:font-size-complex="12pt" style:font-weight-complex="normal"/>
    </style:style>
    <style:style style:name="T43" style:family="text">
      <style:text-properties fo:font-size="12pt" style:text-underline-style="none" fo:font-weight="bold" officeooo:rsid="000bbdb3" style:font-size-asian="12pt" style:font-weight-asian="normal" style:font-size-complex="12pt" style:font-weight-complex="normal"/>
    </style:style>
    <style:style style:name="T44" style:family="text">
      <style:text-properties fo:font-size="12pt" style:text-underline-style="none" fo:font-weight="bold" officeooo:rsid="000bbdb3" style:font-size-asian="10.5pt" style:font-weight-asian="bold" style:font-size-complex="12pt" style:font-weight-complex="bold"/>
    </style:style>
    <style:style style:name="T45" style:family="text">
      <style:text-properties fo:font-size="12pt" style:text-underline-style="none" officeooo:rsid="000bbdb3" style:font-size-asian="10.5pt" style:font-size-complex="12pt"/>
    </style:style>
    <style:style style:name="T46" style:family="text">
      <style:text-properties fo:font-size="12pt" fo:font-style="normal" style:text-underline-style="none" fo:font-weight="normal" officeooo:rsid="000bbdb3"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bold" officeooo:rsid="000bbdb3" style:font-size-asian="12pt" style:font-style-asian="normal" style:font-weight-asian="normal" style:font-size-complex="12pt" style:font-style-complex="normal" style:font-weight-complex="normal"/>
    </style:style>
    <style:style style:name="T48" style:family="text">
      <style:text-properties fo:font-size="12pt" fo:font-weight="normal" officeooo:rsid="00058c1e" style:font-size-asian="12pt" style:font-weight-asian="normal" style:font-size-complex="12pt" style:font-weight-complex="normal"/>
    </style:style>
    <style:style style:name="T49" style:family="text">
      <style:text-properties fo:font-size="12pt" fo:font-weight="normal" officeooo:rsid="000984b9" style:font-size-asian="12pt" style:font-weight-asian="normal" style:font-size-complex="12pt" style:font-weight-complex="normal"/>
    </style:style>
    <style:style style:name="T50" style:family="text">
      <style:text-properties fo:font-size="12pt" fo:font-weight="normal" officeooo:rsid="000a5989" style:font-size-asian="12pt" style:font-weight-asian="normal" style:font-size-complex="12pt" style:font-weight-complex="normal"/>
    </style:style>
    <style:style style:name="T51" style:family="text">
      <style:text-properties fo:font-size="12pt" fo:font-weight="bold" officeooo:rsid="000bbdb3" style:font-size-asian="12pt" style:font-weight-asian="bold" style:font-size-complex="12pt" style:font-weight-complex="bold"/>
    </style:style>
    <style:style style:name="T52" style:family="text">
      <style:text-properties style:font-name="Liberation Serif" fo:font-size="14pt" style:text-underline-style="none" fo:font-weight="bold" officeooo:rsid="000bbdb3" style:font-size-asian="12.25pt" style:font-weight-asian="bold" style:font-size-complex="14pt" style:font-weight-complex="bold"/>
    </style:style>
    <style:style style:name="T53" style:family="text">
      <style:text-properties style:font-name="Liberation Serif" fo:font-size="14pt" style:text-underline-style="none" fo:font-weight="bold" officeooo:rsid="000bbdb3" style:font-size-asian="14pt" style:font-weight-asian="bold" style:font-size-complex="14pt" style:font-weight-complex="bold"/>
    </style:style>
    <style:style style:name="T54" style:family="text">
      <style:text-properties style:font-name="Liberation Serif" fo:font-size="14pt" style:text-underline-style="none" fo:font-weight="normal" officeooo:rsid="000bbdb3" style:font-size-asian="12.25pt" style:font-weight-asian="normal" style:font-size-complex="14pt" style:font-weight-complex="normal"/>
    </style:style>
    <style:style style:name="T55" style:family="text">
      <style:text-properties style:font-name="Liberation Serif" fo:font-size="16pt" style:text-underline-style="solid" style:text-underline-width="auto" style:text-underline-color="font-color" officeooo:rsid="000bbdb3" style:font-size-asian="16pt" style:font-size-complex="16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 <text:s text:c="21"/></text:p>
      <text:p text:style-name="P4"/>
      <text:p text:style-name="P4"/>
      <text:p text:style-name="P4"/>
      <text:p text:style-name="P4"/>
      <text:p text:style-name="P4"/>
      <text:p text:style-name="P4"/>
      <text:p text:style-name="P4"/>
      <text:p text:style-name="P4"/>
      <text:p text:style-name="P4"/>
      <text:p text:style-name="P5"/>
      <text:p text:style-name="P5"><text:tab/><text:tab/><text:tab/><text:tab/> <text:s/></text:p>
      <text:p text:style-name="P5"/>
      <text:p text:style-name="P5"><text:tab/><text:tab/><text:tab/><text:tab/> <text:s/>An introduction to </text:p>
      <text:p text:style-name="P5"><text:tab/><text:tab/> <text:s text:c="4"/><text:tab/> <text:s text:c="5"/>Control Plane security</text:p>
      <text:p text:style-name="P6"/>
      <text:p text:style-name="P6"/>
      <text:p text:style-name="P6"/>
      <text:p text:style-name="P4"><text:span text:style-name="T1"><text:tab/><text:tab/><text:tab/> <text:s text:c="4"/></text:span><text:span text:style-name="T3"><text:s text:c="5"/></text:span><text:span text:style-name="T4">by</text:span><text:span text:style-name="T3"> Leeladitya Simm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4" text:outline-level="4"><text:soft-page-break/><text:span text:style-name="Strong_20_Emphasis"><text:span text:style-name="Strong_20_Emphasis"><text:span text:style-name="T22"><text:tab/><text:tab/><text:tab/><text:tab/> <text:s text:c="12"/></text:span></text:span></text:span><text:span text:style-name="Strong_20_Emphasis"><text:span text:style-name="T2">Index</text:span></text:span></text:h>
      <text:h text:style-name="Heading_20_3" text:outline-level="3"><text:span text:style-name="Strong_20_Emphasis">1. The Control Plane of Technology</text:span></text:h>
      <text:p text:style-name="Text_20_body">1.1 – What is the Control Plane?<text:line-break/>1.2 – Where Does the Control Plane Play a Role?<text:line-break/>1.3 – What Makes the Control Plane More Robust?<text:line-break/>1.4 – The First Solution to the Greatest Problem</text:p>
      <text:h text:style-name="Heading_20_3" text:outline-level="3"><text:span text:style-name="Strong_20_Emphasis">2. Systems Consisting of a Control Plane</text:span></text:h>
      <text:p text:style-name="Text_20_body">2.1 – What Types of Systems Exist?<text:line-break/>2.2 – How Does the Control Plane Serve the System?<text:line-break/>2.3 – Role of Input and Impulse Response<text:line-break/>2.4 – Key Factors and Structure of a Standard Control Plane</text:p>
      <text:h text:style-name="Heading_20_3" text:outline-level="3"><text:span text:style-name="Strong_20_Emphasis">3. Technological Perspective on the Control Plane</text:span></text:h>
      <text:p text:style-name="Text_20_body">3.1 – How Do Technologies Standardize Their Control Plane?<text:line-break/>3.2 – Existing Factors and Patterns<text:line-break/>3.3 – Trade-Offs of a Misconfigured Control Plane</text:p>
      <text:h text:style-name="Heading_20_3" text:outline-level="3"><text:span text:style-name="Strong_20_Emphasis">4. Control Plane Security</text:span></text:h>
      <text:p text:style-name="Text_20_body">4.1 – Human-Validated Authorization.<text:line-break/>4.2 – Authentication Mechanisms for the Control Plane.<text:line-break/>4.3 – Constraints of Criticality (Time, Information, Speed).<text:line-break/>4.4 – Control Plane as Gateway to the Data Plane (CP → DP).<text:line-break/>4.5 – Intent Validation and Command Control.</text:p>
      <text:p text:style-name="Text_20_body"/>
      <text:p text:style-name="Text_20_body"><text:span text:style-name="Emphasis">TBC…</text:span> (To Be Continued)</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2" text:outline-level="3"><text:span text:style-name="Strong_20_Emphasis"><text:span text:style-name="T26">1. <text:s text:c="5"/></text:span></text:span><text:span text:style-name="Strong_20_Emphasis"><text:span text:style-name="T28">The Control Plane of Technology</text:span></text:span></text:h>
      <text:p text:style-name="P3"><text:span text:style-name="Strong_20_Emphasis"><text:span text:style-name="T11"/></text:span></text:p>
      <text:h text:style-name="P2" text:outline-level="3"><text:span text:style-name="Strong_20_Emphasis"><text:span text:style-name="T31">1.1 What is the Control Plane?</text:span></text:span></text:h>
      <text:p text:style-name="Text_20_body"><text:span text:style-name="T32">The </text:span><text:span text:style-name="Strong_20_Emphasis"><text:span text:style-name="T32">Control Plane</text:span></text:span><text:span text:style-name="T32"> is the part of a system — or a space between two or more systems — that sits between the </text:span><text:span text:style-name="Strong_20_Emphasis"><text:span text:style-name="T32">initiator</text:span></text:span><text:span text:style-name="T32"> and the </text:span><text:span text:style-name="Strong_20_Emphasis"><text:span text:style-name="T32">target</text:span></text:span><text:span text:style-name="T32"> of an operation.</text:span></text:p>
      <text:p text:style-name="Text_20_body"><text:span text:style-name="T32">It acts as the </text:span><text:span text:style-name="Strong_20_Emphasis"><text:span text:style-name="T32">decision-making layer</text:span></text:span><text:span text:style-name="T32">, managing what actions should be taken, where, and how. It does not directly move data, but it controls </text:span><text:span text:style-name="Strong_20_Emphasis"><text:span text:style-name="T32">how</text:span></text:span><text:span text:style-name="T32"> and </text:span><text:span text:style-name="Strong_20_Emphasis"><text:span text:style-name="T32">when</text:span></text:span><text:span text:style-name="T32"> that movement happens.</text:span></text:p>
      <text:p text:style-name="P25">For example:</text:p>
      <text:list text:style-name="L1">
        <text:list-item>
          <text:p text:style-name="P16"><text:span text:style-name="T32">In web servers, the </text:span><text:span text:style-name="Strong_20_Emphasis"><text:span text:style-name="T32">middleware</text:span></text:span><text:span text:style-name="T32"> handles control logic before a request reaches the final handler.</text:span></text:p>
        </text:list-item>
        <text:list-item>
          <text:p text:style-name="P16"><text:span text:style-name="T32">In networking, </text:span><text:span text:style-name="Strong_20_Emphasis"><text:span text:style-name="T32">routing tables</text:span></text:span><text:span text:style-name="T32"> decide the path for data packets, even though they don’t carry the data themselves.</text:span></text:p>
        </text:list-item>
      </text:list>
      <text:p text:style-name="Text_20_body"><text:span text:style-name="T32">The Control Plane is not a pipeline or data stream.<text:line-break/>It is a </text:span><text:span text:style-name="Strong_20_Emphasis"><text:span text:style-name="T32">logic layer</text:span></text:span><text:span text:style-name="T32"> — responsible for coordination, validation, and control.</text:span></text:p>
      <text:p text:style-name="Text_20_body"><text:span text:style-name="T32">In short, it holds the </text:span><text:span text:style-name="Strong_20_Emphasis"><text:span text:style-name="T32">instructions, policies, and context</text:span></text:span><text:span text:style-name="T32"> that guide the rest of the system.<text:line-break/>It stands between </text:span><text:span text:style-name="Strong_20_Emphasis"><text:span text:style-name="T32">execution</text:span></text:span><text:span text:style-name="T32"> and </text:span><text:span text:style-name="Strong_20_Emphasis"><text:span text:style-name="T32">intent</text:span></text:span><text:span text:style-name="T32">.</text:span></text:p>
      <text:p text:style-name="P3"><text:span text:style-name="Strong_20_Emphasis"><text:span text:style-name="T48"/></text:span></text:p>
      <text:p text:style-name="P3"><text:span text:style-name="Strong_20_Emphasis"><text:span text:style-name="T11"/></text:span></text:p>
      <text:p text:style-name="P3"><text:span text:style-name="Strong_20_Emphasis"><text:span text:style-name="T11"/></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pan text:style-name="Strong_20_Emphasis"><text:span text:style-name="T13"/></text:span></text:p>
      <text:p text:style-name="P7"><text:soft-page-break/><text:span text:style-name="Strong_20_Emphasis"><text:span text:style-name="T13">1.2 – Role of the Control Plane:</text:span></text:span></text:p>
      <text:p text:style-name="P7"><text:span text:style-name="Strong_20_Emphasis"><text:span text:style-name="T13"/></text:span></text:p>
      <text:p text:style-name="P22">The control plane is responsible for managing the flow of information between the issuer and the target node. It determines the routing path, maintains state information, and ensures communication policies are enforced.</text:p>
      <text:p text:style-name="P22">All processes between sender and receiver are registered and handled by the control plane before execution proceeds. This includes authentication, routing decisions, and access control.</text:p>
      <text:p text:style-name="P22">Key characteristics:</text:p>
      <text:list text:style-name="L2">
        <text:list-item>
          <text:p text:style-name="P24">Present in all systems requiring coordination of tasks.</text:p>
        </text:list-item>
        <text:list-item>
          <text:p text:style-name="P24">Functions as the decision-making layer between components.</text:p>
        </text:list-item>
        <text:list-item>
          <text:p text:style-name="P24">Exists across different computing paradigms, from SoC transistor-level design to quantum qubit-based processors, <text:span text:style-name="T33">from compilers to Machine learning models.</text:span></text:p>
        </text:list-item>
        <text:list-item>
          <text:p text:style-name="P24">Acts as a middleware that ensures orderly and policy-compliant execution of tasks.</text:p>
        </text:list-item>
      </text:list>
      <text:p text:style-name="P7"><text:span text:style-name="Strong_20_Emphasis"><text:span text:style-name="T49"/></text:span></text:p>
      <text:p text:style-name="P7"><text:span text:style-name="Strong_20_Emphasis"><text:span text:style-name="T5"/></text:span></text:p>
      <text:p text:style-name="P7"><text:span text:style-name="Strong_20_Emphasis"><text:span text:style-name="T5"/></text:span></text:p>
      <text:p text:style-name="P7"><text:span text:style-name="Strong_20_Emphasis"><text:span text:style-name="T5"/></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oft-page-break/><text:span text:style-name="Strong_20_Emphasis"><text:span text:style-name="T14">1.3 What makes the control plane more robust?</text:span></text:span></text:p>
      <text:p text:style-name="P9"><text:span text:style-name="Strong_20_Emphasis"><text:span text:style-name="T14"/></text:span></text:p>
      <text:p text:style-name="P9"><text:span text:style-name="Strong_20_Emphasis"><text:span text:style-name="T50">With the rise in system architecture advancements and improved standards for building complex infrastructures, the focus has increasingly shifted toward data integrity and security. While most innovations prioritize the data plane and post-bit-level processing , achieving control integrity and privilege enforcement at the firmware level remains both challenging and rewarding.</text:span></text:span></text:p>
      <text:p text:style-name="Text_20_body"><text:span text:style-name="T36">Rather than relying solely on firmware-based integrations, modern systems often implement </text:span><text:span text:style-name="Strong_20_Emphasis"><text:span text:style-name="T36">software-defined control planes</text:span></text:span><text:span text:style-name="T36">, which serve as foundational layers in managing and directing system behavior. These control planes are embedded within components like </text:span><text:span text:style-name="Strong_20_Emphasis"><text:span text:style-name="T36">firewalls, gateways, proxies</text:span></text:span><text:span text:style-name="T36">, and even at the </text:span><text:span text:style-name="Strong_20_Emphasis"><text:span text:style-name="T36">semiconductor layer</text:span></text:span><text:span text:style-name="T36"> of printed circuit boards (PCBs). </text:span><text:span text:style-name="T37">ex. </text:span><text:span text:style-name="T51">TrustZone.</text:span></text:p>
      <text:p text:style-name="Text_20_body"><text:span text:style-name="T36">To ensure that a system sustains both </text:span><text:span text:style-name="Strong_20_Emphasis"><text:span text:style-name="T36">internal coherence and external performance</text:span></text:span><text:span text:style-name="T36">, the control plane must act as a resilient layer of governance and orchestration. Its robustness stems from its ability to coordinate, validate, and manage data flow and permissions across system boundaries.</text:span></text:p>
      <text:p text:style-name="Text_20_body"><text:span text:style-name="T36">Ultimately, the </text:span><text:span text:style-name="Strong_20_Emphasis"><text:span text:style-name="T36">control plane becomes a non-negotiable battleground</text:span></text:span><text:span text:style-name="T36">—a domain that must be universally acknowledged and respected by any entity operating within or across the system.</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2"/></text:span></text:p>
      <text:p text:style-name="P9"><text:span text:style-name="Strong_20_Emphasis"><text:span text:style-name="T12"/></text:span></text:p>
      <text:p text:style-name="P3"><text:span text:style-name="Strong_20_Emphasis"><text:span text:style-name="T12"/></text:span></text:p>
      <text:p text:style-name="P3"><text:span text:style-name="Strong_20_Emphasis"><text:span text:style-name="T12"/></text:span></text:p>
      <text:p text:style-name="P3"><text:span text:style-name="Strong_20_Emphasis"><text:span text:style-name="T15"/></text:span></text:p>
      <text:p text:style-name="P3"><text:span text:style-name="Strong_20_Emphasis"><text:span text:style-name="T15"/></text:span></text:p>
      <text:p text:style-name="P3"><text:span text:style-name="Strong_20_Emphasis"><text:span text:style-name="T15"/></text:span></text:p>
      <text:p text:style-name="P3"><text:span text:style-name="Strong_20_Emphasis"><text:span text:style-name="T15"/></text:span></text:p>
      <text:p text:style-name="P3"><text:soft-page-break/><text:span text:style-name="Strong_20_Emphasis"><text:span text:style-name="T12">1.4 The first solution to the greatest problem</text:span></text:span></text:p>
      <text:p text:style-name="P3"><text:span text:style-name="Strong_20_Emphasis"><text:span text:style-name="T12"/></text:span></text:p>
      <text:p text:style-name="P3"><text:span text:style-name="Strong_20_Emphasis"><text:span text:style-name="T48">As technology accelerates, we’re witnessing a silent shift:<text:line-break/>Humans are </text:span></text:span><text:span text:style-name="Strong_20_Emphasis"><text:span text:style-name="T38">losing their stake</text:span></text:span><text:span text:style-name="Strong_20_Emphasis"><text:span text:style-name="T48"> in the systems they once fully controlled.</text:span></text:span></text:p>
      <text:p text:style-name="Text_20_body"><text:span text:style-name="T36">Artificial models — with millions of lines of code and unimaginable complexity — are now </text:span><text:span text:style-name="Strong_20_Emphasis"><text:span text:style-name="T36">replicating decision-making</text:span></text:span><text:span text:style-name="T36">, execution, and sometimes even judgment.</text:span></text:p>
      <text:p text:style-name="Text_20_body"><text:span text:style-name="T36">But what happens when </text:span><text:span text:style-name="Strong_20_Emphasis"><text:span text:style-name="T36">systems start acting without human validation</text:span></text:span><text:span text:style-name="T36">?<text:line-break/>What happens when </text:span><text:span text:style-name="Strong_20_Emphasis"><text:span text:style-name="T36">automation outruns authority</text:span></text:span><text:span text:style-name="T36">?</text:span></text:p>
      <text:p text:style-name="Text_20_body"><text:span text:style-name="T36">From </text:span><text:span text:style-name="Strong_20_Emphasis"><text:span text:style-name="T36">SoC transistor-level chips</text:span></text:span><text:span text:style-name="T36"><text:line-break/>to </text:span><text:span text:style-name="Strong_20_Emphasis"><text:span text:style-name="T36">quantum megaprocessors</text:span></text:span><text:span text:style-name="T36">,<text:line-break/>from </text:span><text:span text:style-name="Strong_20_Emphasis"><text:span text:style-name="T36">AI/ML algorithms</text:span></text:span><text:span text:style-name="T36"><text:line-break/>to </text:span><text:span text:style-name="Strong_20_Emphasis"><text:span text:style-name="T36">mission-critical embedded systems</text:span></text:span><text:span text:style-name="T36"> —<text:line-break/>the danger isn’t in progress.<text:line-break/>The danger is </text:span><text:span text:style-name="Strong_20_Emphasis"><text:span text:style-name="T36">losing the human signal</text:span></text:span><text:span text:style-name="T36"> that should guide it.</text:span></text:p>
      <text:p text:style-name="Text_20_body"><text:span text:style-name="T36">So here’s the response:<text:line-break/>Let’s bring back the human.<text:line-break/>Let’s build systems that do not act until they are </text:span><text:span text:style-name="Strong_20_Emphasis"><text:span text:style-name="T36">authorized by you</text:span></text:span><text:span text:style-name="T36">.</text:span></text:p>
      <text:p text:style-name="Text_20_body"><text:span text:style-name="T36">Let’s introduce the world to a </text:span><text:span text:style-name="Strong_20_Emphasis"><text:span text:style-name="T36">Command-Intent Controlled Control Plane Security Framework</text:span></text:span><text:span text:style-name="T36">:</text:span></text:p>
      <text:h text:style-name="Heading_20_3" text:outline-level="3"><text:span text:style-name="Strong_20_Emphasis"><text:span text:style-name="T36">IgniteAuth</text:span></text:span></text:h>
      <text:p text:style-name="Text_20_body"><text:span text:style-name="T36">A secure gateway where </text:span><text:span text:style-name="Strong_20_Emphasis"><text:span text:style-name="T36">humans sign off</text:span></text:span><text:span text:style-name="T36">,<text:line-break/>where </text:span><text:span text:style-name="Strong_20_Emphasis"><text:span text:style-name="T36">intent is validated</text:span></text:span><text:span text:style-name="T36">,<text:line-break/>where </text:span><text:span text:style-name="Strong_20_Emphasis"><text:span text:style-name="T36">responsibility is not abstracted</text:span></text:span><text:span text:style-name="T36"> but </text:span><text:span text:style-name="Strong_20_Emphasis"><text:span text:style-name="T36">owned</text:span></text:span><text:span text:style-name="T36">.</text:span></text:p>
      <text:p text:style-name="Text_20_body"><text:span text:style-name="T36">Because </text:span><text:span text:style-name="Emphasis"><text:span text:style-name="T36">yes</text:span></text:span><text:span text:style-name="T36"> — </text:span><text:span text:style-name="Strong_20_Emphasis"><text:span text:style-name="T36">you</text:span></text:span><text:span text:style-name="T36"> still hold power.<text:line-break/>And with that power comes the </text:span><text:span text:style-name="Strong_20_Emphasis"><text:span text:style-name="T36">responsibility to permit, deny, or redirect</text:span></text:span><text:span text:style-name="T36"> the direction of any system, no matter how advanced.</text:span></text:p>
      <text:p text:style-name="Text_20_body"><text:span text:style-name="T36">Innovation must continue.<text:line-break/>But </text:span><text:span text:style-name="Strong_20_Emphasis"><text:span text:style-name="T36">only</text:span></text:span><text:span text:style-name="T36"> with </text:span><text:span text:style-name="Strong_20_Emphasis"><text:span text:style-name="T36">controlled, precise integration</text:span></text:span><text:span text:style-name="T36"> —<text:line-break/>guided by verified human intent.</text:span></text:p>
      <text:p text:style-name="P3"><text:span text:style-name="Strong_20_Emphasis"><text:span text:style-name="T16"/></text:span></text:p>
      <text:p text:style-name="P3"><text:span text:style-name="Strong_20_Emphasis"><text:span text:style-name="T17"/></text:span></text:p>
      <text:h text:style-name="P8" text:outline-level="3"><text:soft-page-break/><text:span text:style-name="Strong_20_Emphasis"><text:span text:style-name="T27"/></text:span></text:h>
      <text:h text:style-name="P8" text:outline-level="3"><text:span text:style-name="Strong_20_Emphasis"><text:span text:style-name="T27">2</text:span></text:span><text:span text:style-name="Strong_20_Emphasis"><text:span text:style-name="T26">. <text:s text:c="5"/></text:span></text:span><text:span text:style-name="Strong_20_Emphasis"><text:span text:style-name="T30">S</text:span></text:span><text:span text:style-name="Strong_20_Emphasis"><text:span text:style-name="T29">ystems consisting of a control plane</text:span></text:span></text:h>
      <text:p text:style-name="P3"><text:span text:style-name="Strong_20_Emphasis"><text:span text:style-name="T11"/></text:span></text:p>
      <text:p text:style-name="P9"><text:span text:style-name="Strong_20_Emphasis"><text:span text:style-name="T14">2.1 What Types of Systems Exist?</text:span></text:span></text:p>
      <text:p text:style-name="Text_20_body"><text:span text:style-name="T36">Systems are broadly classified based on several fundamental factors such as their </text:span><text:span text:style-name="Strong_20_Emphasis"><text:span text:style-name="T36">purpose, operational role, target domain, type of initiator, and processing constraints</text:span></text:span><text:span text:style-name="T36">—including power consumption, computational speed, timing delays, and environmental limitations.</text:span></text:p>
      <text:p text:style-name="P22">Commonly existing types of systems include:</text:p>
      <text:list text:style-name="L3">
        <text:list-item>
          <text:p text:style-name="P17"><text:span text:style-name="Strong_20_Emphasis"><text:span text:style-name="T36">Computing systems</text:span></text:span><text:span text:style-name="T36"> (e.g., desktops, servers)</text:span></text:p>
        </text:list-item>
        <text:list-item>
          <text:p text:style-name="P17"><text:span text:style-name="Strong_20_Emphasis"><text:span text:style-name="T36">Embedded systems</text:span></text:span><text:span text:style-name="T36"> (e.g., microcontrollers, SoCs)</text:span></text:p>
        </text:list-item>
        <text:list-item>
          <text:p text:style-name="P17"><text:span text:style-name="Strong_20_Emphasis"><text:span text:style-name="T36">Music and audio systems</text:span></text:span><text:span text:style-name="T36"> (e.g., amplifiers, signal processors)</text:span></text:p>
        </text:list-item>
        <text:list-item>
          <text:p text:style-name="P17"><text:span text:style-name="Strong_20_Emphasis"><text:span text:style-name="T36">Software systems</text:span></text:span><text:span text:style-name="T36"> (e.g., applications, operating systems)</text:span></text:p>
        </text:list-item>
        <text:list-item>
          <text:p text:style-name="P17"><text:span text:style-name="Strong_20_Emphasis"><text:span text:style-name="T36">Communication systems</text:span></text:span><text:span text:style-name="T36"> (e.g., routers, wireless modules, modems)</text:span></text:p>
        </text:list-item>
      </text:list>
      <text:p text:style-name="Text_20_body"><text:span text:style-name="T36">Each of these system types integrates the control plane differently, based on their </text:span><text:span text:style-name="Strong_20_Emphasis"><text:span text:style-name="T36">functional objectives and design architecture</text:span></text:span><text:span text:style-name="T36">. The nature of their interaction with the control plane is shaped by:</text:span></text:p>
      <text:list text:style-name="L4">
        <text:list-item>
          <text:p text:style-name="P18"><text:span text:style-name="Strong_20_Emphasis"><text:span text:style-name="T36">Input Characteristics</text:span></text:span><text:span text:style-name="T36">:</text:span></text:p>
          <text:list>
            <text:list-item>
              <text:p text:style-name="P18"><text:span text:style-name="Emphasis"><text:span text:style-name="T36">Input-dependent</text:span></text:span><text:span text:style-name="T36"> systems (adaptive or reactive)</text:span></text:p>
            </text:list-item>
            <text:list-item>
              <text:p text:style-name="P18"><text:span text:style-name="Emphasis"><text:span text:style-name="T36">Input-independent</text:span></text:span><text:span text:style-name="T36"> systems (predefined behavior)</text:span></text:p>
            </text:list-item>
          </text:list>
        </text:list-item>
        <text:list-item>
          <text:p text:style-name="P18"><text:span text:style-name="Strong_20_Emphasis"><text:span text:style-name="T36">Feedback Structure</text:span></text:span><text:span text:style-name="T36">:</text:span></text:p>
          <text:list>
            <text:list-item>
              <text:p text:style-name="P18"><text:span text:style-name="Emphasis"><text:span text:style-name="T36">Feedback-based systems</text:span></text:span><text:span text:style-name="T36"> (closed-loop control)</text:span></text:p>
            </text:list-item>
            <text:list-item>
              <text:p text:style-name="P18"><text:span text:style-name="Emphasis"><text:span text:style-name="T36">Non-feedback systems</text:span></text:span><text:span text:style-name="T36"> (open-loop control)</text:span></text:p>
            </text:list-item>
          </text:list>
        </text:list-item>
        <text:list-item>
          <text:p text:style-name="P18"><text:span text:style-name="Strong_20_Emphasis"><text:span text:style-name="T36">Signal Type or Behavior</text:span></text:span><text:span text:style-name="T36">:</text:span></text:p>
          <text:list>
            <text:list-item>
              <text:p text:style-name="P18"><text:span text:style-name="Emphasis"><text:span text:style-name="T36">Periodic systems</text:span></text:span><text:span text:style-name="T36"> (cyclic signal processing)</text:span></text:p>
            </text:list-item>
            <text:list-item>
              <text:p text:style-name="P18"><text:span text:style-name="Emphasis"><text:span text:style-name="T36">Analogous systems</text:span></text:span><text:span text:style-name="T36"> (continuous signal-based processing)</text:span></text:p>
            </text:list-item>
          </text:list>
        </text:list-item>
      </text:list>
      <text:p text:style-name="Text_20_body"><text:span text:style-name="T36">The </text:span><text:span text:style-name="Strong_20_Emphasis"><text:span text:style-name="T36">control plane</text:span></text:span><text:span text:style-name="T36"> becomes crucial in managing the </text:span><text:span text:style-name="Strong_20_Emphasis"><text:span text:style-name="T36">decision-making, routing, and adaptive behaviors</text:span></text:span><text:span text:style-name="T36"> in these systems, especially where coordination between subsystems or external components is needed.</text:span></text:p>
      <text:p text:style-name="P9"><text:span text:style-name="Strong_20_Emphasis"><text:span text:style-name="T14"/></text:span></text:p>
      <text:p text:style-name="P9"><text:span text:style-name="Strong_20_Emphasis"><text:span text:style-name="T14"/></text:span></text:p>
      <text:p text:style-name="P9"><text:soft-page-break/><text:span text:style-name="Strong_20_Emphasis"><text:span text:style-name="T14"/></text:span></text:p>
      <text:p text:style-name="P9"><text:span text:style-name="Strong_20_Emphasis"><text:span text:style-name="T14">2.2 </text:span></text:span><text:span text:style-name="Strong_20_Emphasis"><text:span text:style-name="T18">How does the control plane serve the system</text:span></text:span></text:p>
      <text:p text:style-name="P9"><text:span text:style-name="Strong_20_Emphasis"><text:span text:style-name="T40">Every system is composed of interconnected subsystems, each responsible for performing specific nodal operations. However, for these tasks to be coordinated effectively, there must exist a centralized logic layer — a </text:span></text:span><text:span text:style-name="Strong_20_Emphasis"><text:span text:style-name="Emphasis"><text:span text:style-name="T40">processing and decision-making gateway</text:span></text:span></text:span><text:span text:style-name="Strong_20_Emphasis"><text:span text:style-name="T40"> — to manage how, when, and under what constraints these operations are carried out.</text:span></text:span></text:p>
      <text:p text:style-name="P22">The control plane serves this role by:</text:p>
      <text:list text:style-name="L5">
        <text:list-item>
          <text:p text:style-name="P19"><text:span text:style-name="Strong_20_Emphasis"><text:span text:style-name="T36">Command and Authority Delegation</text:span></text:span><text:span text:style-name="T36"><text:line-break/>It acts as the central point where commands are issued, validated, and interpreted. No operation begins without its oversight, making it the gatekeeper of execution.</text:span></text:p>
        </text:list-item>
        <text:list-item>
          <text:p text:style-name="P19"><text:span text:style-name="Strong_20_Emphasis"><text:span text:style-name="T36">Flow Control and Operational Governance</text:span></text:span><text:span text:style-name="T36"><text:line-break/>It regulates the sequence and priority of actions, ensuring orderly processing and avoiding conflict or overload among subsystems.</text:span></text:p>
        </text:list-item>
        <text:list-item>
          <text:p text:style-name="P19"><text:span text:style-name="Strong_20_Emphasis"><text:span text:style-name="T36">Routing and Information Schema Management</text:span></text:span><text:span text:style-name="T36"><text:line-break/>The control plane defines the routing logic — deciding how information travels across internal or external components — and manages the metadata that shapes each transaction.</text:span></text:p>
        </text:list-item>
        <text:list-item>
          <text:p text:style-name="P19"><text:span text:style-name="Strong_20_Emphasis"><text:span text:style-name="T36">Region of Convergence and Logic Arbitration</text:span></text:span><text:span text:style-name="T36"><text:line-break/>It serves as the zone where multiple instructions, triggers, or events converge. Here, decisions are made based on rules, priorities, and system states, ensuring that only validated operations proceed.</text:span></text:p>
        </text:list-item>
        <text:list-item>
          <text:p text:style-name="P19"><text:span text:style-name="Strong_20_Emphasis"><text:span text:style-name="T36">The Gateway Layer for Data Movement</text:span></text:span><text:span text:style-name="T36"><text:line-break/>Comparable to a logistics hub or warehouse in data transmission, the control plane doesn’t carry the data itself but authorizes, schedules, and controls its movement from origin to destination.</text:span></text:p>
        </text:list-item>
      </text:list>
      <text:p text:style-name="Text_20_body"><text:span text:style-name="T36">In essence, the control plane is not just a controller — it is the </text:span><text:span text:style-name="Strong_20_Emphasis"><text:span text:style-name="T36">cognitive and regulatory brain</text:span></text:span><text:span text:style-name="T36"> of the system, enabling intelligent orchestration across layers, modules, and even distributed nodes.</text:span></text:p>
      <text:p text:style-name="P9"><text:span text:style-name="Strong_20_Emphasis"><text:span text:style-name="T41"/></text:span></text:p>
      <text:p text:style-name="P9"><text:span text:style-name="Strong_20_Emphasis"><text:span text:style-name="T18"/></text:span></text:p>
      <text:p text:style-name="P9"><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oft-page-break/><text:span text:style-name="Strong_20_Emphasis"><text:span text:style-name="T18"/></text:span></text:p>
      <text:p text:style-name="P21"><text:span text:style-name="Strong_20_Emphasis"><text:span text:style-name="T18">2.</text:span></text:span><text:span text:style-name="Strong_20_Emphasis"><text:span text:style-name="T19">3</text:span></text:span><text:span text:style-name="Strong_20_Emphasis"><text:span text:style-name="T18"> </text:span></text:span><text:span text:style-name="Strong_20_Emphasis"><text:span text:style-name="T19">Role of input and impulse response in the Control plane:</text:span></text:span></text:p>
      <text:p text:style-name="P21"><text:span text:style-name="Strong_20_Emphasis"><text:span text:style-name="T46">The concepts of </text:span></text:span><text:span text:style-name="Strong_20_Emphasis"><text:span text:style-name="T47">input</text:span></text:span><text:span text:style-name="Strong_20_Emphasis"><text:span text:style-name="T46"> and </text:span></text:span><text:span text:style-name="Strong_20_Emphasis"><text:span text:style-name="T47">impulse response</text:span></text:span><text:span text:style-name="Strong_20_Emphasis"><text:span text:style-name="T46"> are fundamental to understanding the behavior of systems, particularly in the context of control theory and embedded systems. They provide a structured way to analyze how a system reacts to external stimuli.</text:span></text:span></text:p>
      <text:h text:style-name="P10" text:outline-level="3">Role of Input : </text:h>
      <text:p text:style-name="P22">The <text:span text:style-name="T34">input</text:span> is the stimulus or signal that a system receives from its environment. It's the essential component that initiates or influences the system's operation. For a system to perform its designed function, it requires a series of pre-programmed instructions or a set of defined inputs.</text:p>
      <text:list text:style-name="L6">
        <text:list-item>
          <text:p text:style-name="P23">In <text:span text:style-name="T34">Systems-on-Chip (SoCs)</text:span>, the input interacts with the <text:span text:style-name="T34">circuit logic and architecture</text:span>.</text:p>
        </text:list-item>
        <text:list-item>
          <text:p text:style-name="P23">In <text:span text:style-name="T34">computer systems</text:span>, the input is processed by the <text:span text:style-name="T34">program and code</text:span>.</text:p>
        </text:list-item>
        <text:list-item>
          <text:p text:style-name="P23">In <text:span text:style-name="T34">industrial systems</text:span>, it's the trigger for a specific <text:span text:style-name="T34">methodology and process</text:span>.</text:p>
        </text:list-item>
      </text:list>
      <text:p text:style-name="P22">Even in systems with a <text:span text:style-name="T34">closed-loop</text:span> design, where the output is fed back as an input, the initial development and testing of the system rely on carefully chosen inputs to ensure it operates as expected. Without appropriate inputs, a correctly designed system may not exhibit its intended behavior.</text:p>
      <text:p text:style-name="Horizontal_20_Line"/>
      <text:h text:style-name="P12" text:outline-level="3">Role of Impulse and Impulse Response :</text:h>
      <text:p text:style-name="P22">In <text:span text:style-name="T34">time-critical</text:span> and <text:span text:style-name="T34">discrete-oriented systems</text:span>, like emergency alarms, fast compilers, or vehicle emergency systems, the concepts of <text:span text:style-name="T34">impulse</text:span> and <text:span text:style-name="T34">impulse response</text:span> are crucial. An <text:span text:style-name="T34">impulse</text:span> is a brief, instantaneous input, often modeled as a spike or a very short pulse. It's a powerful tool for analyzing a system's fundamental properties.</text:p>
      <text:p text:style-name="P22">The <text:span text:style-name="T34">impulse response</text:span> is the output of a system when a perfect impulse is applied as the input. It's a unique characteristic that completely describes the system's behavior. By understanding a system's impulse response, we can predict its output for <text:span text:style-name="T34">any arbitrary input</text:span> signal. This is because any complex input can be represented as a sum of scaled and time-shifted impulses. The system's total response is then the sum of the individual impulse responses to each of these scaled and shifted impulses, a process known as <text:span text:style-name="T34">convolution</text:span>.</text:p>
      <text:p text:style-name="P22">This principle is particularly vital in real-time embedded systems where swift and predictable reactions are paramount. Storing or knowing the impulse response allows for rapid calculations of a system's output to various inputs without the need for complex, real-time simulations. This makes the system robust and reliable under time-sensitive conditions.</text:p>
      <text:p text:style-name="P21"><text:span text:style-name="Strong_20_Emphasis"><text:span text:style-name="T46"/></text:span></text:p>
      <text:p text:style-name="P21"><text:span text:style-name="Strong_20_Emphasis"><text:span text:style-name="T10"/></text:span></text:p>
      <text:p text:style-name="P21"><text:span text:style-name="Strong_20_Emphasis"><text:span text:style-name="T10"/></text:span></text:p>
      <text:p text:style-name="P9"><text:soft-page-break/><text:span text:style-name="Strong_20_Emphasis"><text:span text:style-name="T18"/></text:span></text:p>
      <text:p text:style-name="P21"><text:span text:style-name="Strong_20_Emphasis"><text:span text:style-name="T20">2.</text:span></text:span><text:span text:style-name="Strong_20_Emphasis"><text:span text:style-name="T21">4 Key factors and structure of <text:s/>the Standard Control plane (scp):</text:span></text:span></text:p>
      <text:p text:style-name="P21"><text:span text:style-name="Strong_20_Emphasis"><text:span text:style-name="T19"/></text:span></text:p>
      <text:p text:style-name="P21"><text:span text:style-name="Strong_20_Emphasis"><text:span text:style-name="T39">The </text:span></text:span><text:span text:style-name="Strong_20_Emphasis"><text:span text:style-name="T43">Standard Control Plane (SCP)</text:span></text:span><text:span text:style-name="Strong_20_Emphasis"><text:span text:style-name="T39"> is the "brain" of a system, responsible for making decisions and configuring the behavior of the </text:span></text:span><text:span text:style-name="Strong_20_Emphasis"><text:span text:style-name="T43">data plane</text:span></text:span><text:span text:style-name="Strong_20_Emphasis"><text:span text:style-name="T39"> (the part that handles the actual data flow). In networking, for instance, the control plane calculates the best paths for data packets and builds routing tables, while the data plane simply forwards the packets based on those tables.</text:span></text:span></text:p>
      <text:h text:style-name="P11" text:outline-level="3"><text:span text:style-name="Strong_20_Emphasis"><text:span text:style-name="T8">K</text:span></text:span><text:span text:style-name="Strong_20_Emphasis"><text:span text:style-name="T52">ey Factors of a Standard Control Plane :</text:span></text:span></text:h>
      <text:list text:style-name="L7">
        <text:list-item>
          <text:p text:style-name="P29"><text:span text:style-name="T34">Time</text:span>: This factor relates to the <text:span text:style-name="T34">latency</text:span> and <text:span text:style-name="T34">responsiveness</text:span> of the control plane. It's the time taken to process an input, make a decision, and propagate the change to the data plane. While the data plane must be optimized for speed, the control plane's timing is critical for maintaining a stable and up-to-date system.</text:p>
        </text:list-item>
        <text:list-item>
          <text:p text:style-name="P29"><text:span text:style-name="T34">Memory</text:span>: This refers to the <text:span text:style-name="T34">resource consumption</text:span> of the control plane's processes. The control plane holds the system's state, configuration, and policies, which can require significant memory. Efficient memory management is crucial to prevent bottlenecks and ensure scalability, especially in large, complex systems.</text:p>
        </text:list-item>
        <text:list-item>
          <text:p text:style-name="P29"><text:span text:style-name="T34">Input Complexity</text:span>: This factor considers the <text:span text:style-name="T34">nature of the inputs</text:span> the control plane receives. Inputs can be stable and predictable (e.g., a periodic status update from a node) or complex and erratic (e.g., a sudden surge of new connection requests). A robust SCP must be able to handle a wide range of input behaviors to maintain stability.</text:p>
        </text:list-item>
        <text:list-item>
          <text:p text:style-name="P29"><text:span text:style-name="T34">Error Management</text:span>: This is the system's ability to <text:span text:style-name="T34">detect, handle, and recover from errors</text:span>. An <text:span text:style-name="T35">SCP</text:span> must have robust mechanisms to identify faults (e.g., a failed link or a non-responsive node) and initiate corrective actions, such as rerouting traffic or restarting a service, to ensure system resilience.</text:p>
        </text:list-item>
        <text:list-item>
          <text:p text:style-name="P29"><text:span text:style-name="T34">Flow Control</text:span>: This involves regulating the rate and amount of information the control plane processes. It ensures the control plane isn't overwhelmed by too many inputs at once, which could lead to performance degradation or a system crash. Flow control mechanisms manage the access of inputs to the control plane, similar to how it's used in the data link layer of the OSI model.</text:p>
        </text:list-item>
        <text:list-item>
          <text:p text:style-name="P29"><text:span text:style-name="T34">Information Security</text:span>: This factor focuses on <text:span text:style-name="T34">protecting the control plane's integrity</text:span> and the sensitive information it manages. Since the control plane has administrative power, it is a prime target for attacks. Security measures like authentication, authorization, and encryption are vital to prevent unauthorized access and malicious manipulation of the system's configuration.</text:p>
        </text:list-item>
      </text:list>
      <text:p text:style-name="P21"><text:span text:style-name="Strong_20_Emphasis"><text:span text:style-name="T54"/></text:span></text:p>
      <text:p text:style-name="P21"><text:span text:style-name="Strong_20_Emphasis"><text:span text:style-name="T55"/></text:span></text:p>
      <text:h text:style-name="P11" text:outline-level="3"><text:soft-page-break/><text:span text:style-name="Strong_20_Emphasis"><text:span text:style-name="T53">Structure of a Standard Control Plane</text:span></text:span></text:h>
      <text:p text:style-name="P30">The control plane's structure is a pipeline of components that process inputs, make decisions, and configure the data plane. Here's a more detailed breakdown of the stages in that flow:</text:p>
      <text:h text:style-name="P15" text:outline-level="4">Stage 1: Input Trigger</text:h>
      <text:p text:style-name="P30">The process begins with an <text:span text:style-name="T34">input trigger</text:span>. This is the initial event or signal that requires the control plane's attention. It could be anything from a user command (e.g., "create a new virtual network"), a network event (e.g., a link failure), or a system alert (e.g., high memory usage on a server). This trigger initiates the entire control flow.</text:p>
      <text:h text:style-name="P15" text:outline-level="4">Stage 2: Input Handlers and Processors</text:h>
      <text:p text:style-name="P30">Upon receiving a trigger, the <text:span text:style-name="T34">input handlers and processors</text:span> take over. This is the first layer of logic where the input is parsed, validated, and categorized. These components determine the type and urgency of the request. For example, in a networking context, this stage might involve a routing protocol daemon receiving an update from a neighboring router. It's where the raw input is translated into a structured request that the rest of the control plane can understand.</text:p>
      <text:h text:style-name="P15" text:outline-level="4">Stage 3: The Bus</text:h>
      <text:p text:style-name="P30">The <text:span text:style-name="T34">bus</text:span> acts as the communication backbone, a conduit that connects all the different components of the control plane. It's a high-speed, reliable message bus or a system of APIs that allows disparate modules to communicate with each other. This is crucial for distributing information and ensuring that all parts of the control plane are working with a consistent view of the system's state. It provides the necessary abstraction so that individual components don't need to know about each other's internal workings.</text:p>
      <text:p text:style-name="Horizontal_20_Line"/>
      <text:h text:style-name="Heading_20_4" text:outline-level="4">Stage 4: Parameter Handlers</text:h>
      <text:p text:style-name="Text_20_body">The <text:span text:style-name="T34">parameter handlers</text:span> are the core decision-making and state-management components. They are often a set of controllers or managers that take the processed input and decide "what to store, what to pass, and what to halt."</text:p>
      <text:list text:style-name="L8">
        <text:list-item>
          <text:p text:style-name="P28"><text:span text:style-name="T34">What to Store</text:span>: If the input requires a change to the system's state or configuration, the parameter handler updates the system's <text:span text:style-name="T34">"single source of truth,"</text:span> often a key-value store or a database (like <text:span text:style-name="Source_20_Text">etcd</text:span> in Kubernetes).</text:p>
        </text:list-item>
        <text:list-item>
          <text:p text:style-name="P28"><text:span text:style-name="T34">What to Pass</text:span>: If the decision is to take action, the parameter handler generates commands or configuration updates to be passed on to the next stage.</text:p>
        </text:list-item>
        <text:list-item>
          <text:p text:style-name="P28"><text:span text:style-name="T34">What to Halt</text:span>: In cases of invalid or conflicting inputs, the handler may stop the process, manage the error, and notify the relevant monitoring systems.</text:p>
        </text:list-item>
      </text:list>
      <text:h text:style-name="Heading_20_4" text:outline-level="4" text:is-list-header="true"><text:soft-page-break/>Stage 5: Bridge to Sub-System Nodes</text:h>
      <text:p text:style-name="Text_20_body">This is the <text:span text:style-name="T34">final delivery mechanism</text:span> from the control plane to the data plane. This component takes the decisions made by the parameter handlers and translates them into specific, executable instructions for the data plane's sub-systems or nodes. For example, in a network router, this bridge would take the new routing table information and push it to the high-speed forwarding hardware. It is responsible for ensuring that the changes are applied correctly and consistently across all relevant data plane components.</text:p>
      <text:p text:style-name="Horizontal_20_Line"/>
      <text:h text:style-name="Heading_20_4" text:outline-level="4">Stage 6: The DATA PLANE</text:h>
      <text:p text:style-name="Text_20_body">The <text:span text:style-name="T34">data plane</text:span> is the end result of the control plane's work. It's where the actual data traffic or payload is processed according to the rules and configurations set by the control plane. The data plane's primary goal is speed and efficiency, so it doesn't make complex decisions; it simply executes the instructions provided by the control plane. This separation of concerns allows each plane to be optimized for its specific function: the control plane for complexity and decision-making, and the data plane for performance and throughput.</text:p>
      <text:p text:style-name="P21"><text:span text:style-name="Strong_20_Emphasis"><text:span text:style-name="T42"/></text:span></text:p>
      <text:p text:style-name="P21"><text:span text:style-name="Strong_20_Emphasis"><text:span text:style-name="T42"/></text:span></text:p>
      <text:p text:style-name="P21"><text:span text:style-name="Strong_20_Emphasis"><text:span text:style-name="T4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01T13:15:44.803000000</meta:creation-date>
    <dc:date>2025-08-23T13:47:22.731000000</dc:date>
    <meta:editing-duration>PT12H6M37S</meta:editing-duration>
    <meta:editing-cycles>7</meta:editing-cycles>
    <meta:generator>LibreOffice/7.5.5.2$Windows_X86_64 LibreOffice_project/ca8fe7424262805f223b9a2334bc7181abbcbf5e</meta:generator>
    <meta:document-statistic meta:table-count="0" meta:image-count="0" meta:object-count="0" meta:page-count="12" meta:paragraph-count="115" meta:word-count="2581" meta:character-count="16859" meta:non-whitespace-character-count="14306"/>
  </office:meta>
</office:document-meta>
</file>